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93add" officeooo:paragraph-rsid="00093a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mundo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0mm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09T16:02:10.552801180</meta:creation-date>
    <dc:date>2020-07-09T16:02:33.559412911</dc:date>
    <meta:editing-duration>PT26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6.4.4.2$Linux_X86_64 LibreOffice_project/40$Build-2</meta:generator>
  </office:meta>
</office:document-meta>
</file>